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sswordInputTag.writeValue( TagWriter tag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sswordInputTag.isShow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wordInputTag.isValidDynamicAttribute( String local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wordInputTag.setShowPassword( boolean show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wordInputTag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